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23.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ass Diagram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S 351- Domin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4.572cm" svg:height="1.778cm" svg:x="11.43cm" svg:y="5.842cm">
          <text:p text:style-name="P2">Ma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3.81cm" svg:y="9.144cm">
          <text:p text:style-name="P2">GameControll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1.778cm" svg:x="19.075cm" svg:y="9.099cm">
          <text:p text:style-name="P2">Display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0cm" svg:y="12.192cm">
          <text:p text:style-name="P2">Domin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10.414cm" svg:y="12.192cm">
          <text:p text:style-name="P2">Boa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2.032cm" svg:y="14.732cm">
          <text:p text:style-name="P2">Play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22.86cm" svg:y="12.192cm">
          <text:p text:style-name="P2">Play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17.018cm" svg:y="12.192cm">
          <text:p text:style-name="P2">Render </text:p>
          <text:p text:style-name="P2">Domin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5.334cm" svg:y="12.192cm">
          <text:p text:style-name="P2">BoneYa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8.89cm" svg:y="14.732cm">
          <text:p text:style-name="P2">Comput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208cm" svg:y1="7.62cm" svg:x2="8.382cm" svg:y2="9.906cm">
          <text:p/>
        </draw:line>
        <draw:line draw:style-name="gr4" draw:text-style-name="P3" draw:layer="layout" svg:x1="13.716cm" svg:y1="7.675cm" svg:x2="18.85cm" svg:y2="9.144cm">
          <text:p/>
        </draw:line>
        <draw:line draw:style-name="gr4" draw:text-style-name="P3" draw:layer="layout" svg:x1="4.572cm" svg:y1="10.922cm" svg:x2="3.556cm" svg:y2="12.192cm">
          <text:p/>
        </draw:line>
        <draw:line draw:style-name="gr4" draw:text-style-name="P3" draw:layer="layout" svg:x1="6.134cm" svg:y1="10.894cm" svg:x2="7.075cm" svg:y2="12.221cm">
          <text:p/>
        </draw:line>
        <draw:line draw:style-name="gr4" draw:text-style-name="P3" draw:layer="layout" svg:x1="6.134cm" svg:y1="10.894cm" svg:x2="12.7cm" svg:y2="12.192cm">
          <text:p/>
        </draw:line>
        <draw:line draw:style-name="gr4" draw:text-style-name="P3" draw:layer="layout" svg:x1="5.334cm" svg:y1="10.668cm" svg:x2="4.572cm" svg:y2="14.986cm">
          <text:p/>
        </draw:line>
        <draw:line draw:style-name="gr5" draw:text-style-name="P3" draw:layer="layout" svg:x1="8.382cm" svg:y1="10.414cm" svg:x2="10.16cm" svg:y2="10.414cm">
          <text:p/>
        </draw:line>
        <draw:line draw:style-name="gr4" draw:text-style-name="P3" draw:layer="layout" svg:x1="10.16cm" svg:y1="10.414cm" svg:x2="10.16cm" svg:y2="14.732cm">
          <text:p/>
        </draw:line>
        <draw:line draw:style-name="gr4" draw:text-style-name="P3" draw:layer="layout" svg:x1="20.828cm" svg:y1="10.877cm" svg:x2="20.066cm" svg:y2="12.192cm">
          <text:p/>
        </draw:line>
        <draw:line draw:style-name="gr4" draw:text-style-name="P3" draw:layer="layout" svg:x1="23.368cm" svg:y1="10.877cm" svg:x2="24.638cm" svg:y2="12.192cm">
          <text:p/>
        </draw:line>
        <draw:custom-shape draw:style-name="gr6" draw:text-style-name="P2" draw:layer="layout" svg:width="24.13cm" svg:height="3.556cm" svg:x="2.54cm" svg:y="0.762cm">
          <text:p text:style-name="P2">Class Diagrams -Project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9:41:20.556151168</meta:creation-date>
    <dc:date>2017-09-15T19:50:33.841295359</dc:date>
    <meta:editing-duration>PT9M13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